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8011201</text:p>
          </table:table-cell>
          <table:table-cell office:value-type="string" calcext:value-type="string">
            <text:p>2023-03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84" calcext:value-type="float">
            <text:p>10.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011201</text:p>
          </table:table-cell>
          <table:table-cell office:value-type="string" calcext:value-type="string">
            <text:p>2022-0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692" calcext:value-type="float">
            <text:p>9.646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011201</text:p>
          </table:table-cell>
          <table:table-cell office:value-type="string" calcext:value-type="string">
            <text:p>2021-08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928" calcext:value-type="float">
            <text:p>9.4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011201</text:p>
          </table:table-cell>
          <table:table-cell office:value-type="string" calcext:value-type="string">
            <text:p>2021-03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552" calcext:value-type="float">
            <text:p>9.8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011201</text:p>
          </table:table-cell>
          <table:table-cell office:value-type="string" calcext:value-type="string">
            <text:p>2020-08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7" calcext:value-type="float">
            <text:p>10.28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011201</text:p>
          </table:table-cell>
          <table:table-cell office:value-type="string" calcext:value-type="string">
            <text:p>2019-08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172" calcext:value-type="float">
            <text:p>9.95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011201</text:p>
          </table:table-cell>
          <table:table-cell office:value-type="string" calcext:value-type="string">
            <text:p>2019-0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792" calcext:value-type="float">
            <text:p>10.0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011201</text:p>
          </table:table-cell>
          <table:table-cell office:value-type="string" calcext:value-type="string">
            <text:p>2018-03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504" calcext:value-type="float">
            <text:p>9.8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011201</text:p>
          </table:table-cell>
          <table:table-cell office:value-type="string" calcext:value-type="string">
            <text:p>2017-10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408" calcext:value-type="float">
            <text:p>9.7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011201</text:p>
          </table:table-cell>
          <table:table-cell office:value-type="string" calcext:value-type="string">
            <text:p>2017-03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316" calcext:value-type="float">
            <text:p>10.04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011201</text:p>
          </table:table-cell>
          <table:table-cell office:value-type="string" calcext:value-type="string">
            <text:p>2016-09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32" calcext:value-type="float">
            <text:p>10.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011201</text:p>
          </table:table-cell>
          <table:table-cell office:value-type="string" calcext:value-type="string">
            <text:p>2015-03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376" calcext:value-type="float">
            <text:p>11.0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011201</text:p>
          </table:table-cell>
          <table:table-cell office:value-type="string" calcext:value-type="string">
            <text:p>2014-09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152" calcext:value-type="float">
            <text:p>12.1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011201</text:p>
          </table:table-cell>
          <table:table-cell office:value-type="string" calcext:value-type="string">
            <text:p>2014-0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1736" calcext:value-type="float">
            <text:p>10.841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011201</text:p>
          </table:table-cell>
          <table:table-cell office:value-type="string" calcext:value-type="string">
            <text:p>2013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0672" calcext:value-type="float">
            <text:p>10.71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011201</text:p>
          </table:table-cell>
          <table:table-cell office:value-type="string" calcext:value-type="string">
            <text:p>2012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3176" calcext:value-type="float">
            <text:p>10.933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011201</text:p>
          </table:table-cell>
          <table:table-cell office:value-type="string" calcext:value-type="string">
            <text:p>2011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8776" calcext:value-type="float">
            <text:p>10.01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011201</text:p>
          </table:table-cell>
          <table:table-cell office:value-type="string" calcext:value-type="string">
            <text:p>2010-0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8232" calcext:value-type="float">
            <text:p>10.238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011201</text:p>
          </table:table-cell>
          <table:table-cell office:value-type="string" calcext:value-type="string">
            <text:p>2009-0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2048" calcext:value-type="float">
            <text:p>11.052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011201</text:p>
          </table:table-cell>
          <table:table-cell office:value-type="string" calcext:value-type="string">
            <text:p>2008-0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976" calcext:value-type="float">
            <text:p>9.5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011201</text:p>
          </table:table-cell>
          <table:table-cell office:value-type="string" calcext:value-type="string">
            <text:p>2007-0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064" calcext:value-type="float">
            <text:p>8.9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011201</text:p>
          </table:table-cell>
          <table:table-cell office:value-type="string" calcext:value-type="string">
            <text:p>2006-0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224" calcext:value-type="float">
            <text:p>10.3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011201</text:p>
          </table:table-cell>
          <table:table-cell office:value-type="string" calcext:value-type="string">
            <text:p>2005-0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176" calcext:value-type="float">
            <text:p>10.2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011201</text:p>
          </table:table-cell>
          <table:table-cell office:value-type="string" calcext:value-type="string">
            <text:p>2004-0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2384" calcext:value-type="float">
            <text:p>10.69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011201</text:p>
          </table:table-cell>
          <table:table-cell office:value-type="string" calcext:value-type="string">
            <text:p>2003-0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472" calcext:value-type="float">
            <text:p>11.0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011201</text:p>
          </table:table-cell>
          <table:table-cell office:value-type="string" calcext:value-type="string">
            <text:p>2002-0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8392" calcext:value-type="float">
            <text:p>11.51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011201</text:p>
          </table:table-cell>
          <table:table-cell office:value-type="string" calcext:value-type="string">
            <text:p>2001-0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816" calcext:value-type="float">
            <text:p>11.9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011201</text:p>
          </table:table-cell>
          <table:table-cell office:value-type="string" calcext:value-type="string">
            <text:p>2000-0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628" calcext:value-type="float">
            <text:p>12.14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011201</text:p>
          </table:table-cell>
          <table:table-cell office:value-type="string" calcext:value-type="string">
            <text:p>1999-0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7216" calcext:value-type="float">
            <text:p>12.77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011201</text:p>
          </table:table-cell>
          <table:table-cell office:value-type="string" calcext:value-type="string">
            <text:p>1998-0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728" calcext:value-type="float">
            <text:p>12.5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011201</text:p>
          </table:table-cell>
          <table:table-cell office:value-type="string" calcext:value-type="string">
            <text:p>1997-03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0552" calcext:value-type="float">
            <text:p>13.560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011201</text:p>
          </table:table-cell>
          <table:table-cell office:value-type="string" calcext:value-type="string">
            <text:p>1996-0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4352" calcext:value-type="float">
            <text:p>13.484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011201</text:p>
          </table:table-cell>
          <table:table-cell office:value-type="string" calcext:value-type="string">
            <text:p>1995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84" calcext:value-type="float">
            <text:p>13.8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011201</text:p>
          </table:table-cell>
          <table:table-cell office:value-type="string" calcext:value-type="string">
            <text:p>1994-0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936" calcext:value-type="float">
            <text:p>13.9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011201</text:p>
          </table:table-cell>
          <table:table-cell office:value-type="string" calcext:value-type="string">
            <text:p>1993-0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564" calcext:value-type="float">
            <text:p>14.645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011201</text:p>
          </table:table-cell>
          <table:table-cell office:value-type="string" calcext:value-type="string">
            <text:p>1992-0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3656" calcext:value-type="float">
            <text:p>14.773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011201</text:p>
          </table:table-cell>
          <table:table-cell office:value-type="string" calcext:value-type="string">
            <text:p>1991-0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96" calcext:value-type="float">
            <text:p>15.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011201</text:p>
          </table:table-cell>
          <table:table-cell office:value-type="string" calcext:value-type="string">
            <text:p>1990-0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7032" calcext:value-type="float">
            <text:p>15.87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011201</text:p>
          </table:table-cell>
          <table:table-cell office:value-type="string" calcext:value-type="string">
            <text:p>1989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55696" calcext:value-type="float">
            <text:p>15.85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011201</text:p>
          </table:table-cell>
          <table:table-cell office:value-type="string" calcext:value-type="string">
            <text:p>1988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32" calcext:value-type="float">
            <text:p>14.1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011201</text:p>
          </table:table-cell>
          <table:table-cell office:value-type="string" calcext:value-type="string">
            <text:p>1986-1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5008" calcext:value-type="float">
            <text:p>15.68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011201</text:p>
          </table:table-cell>
          <table:table-cell office:value-type="string" calcext:value-type="string">
            <text:p>1985-1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976" calcext:value-type="float">
            <text:p>17.1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011201</text:p>
          </table:table-cell>
          <table:table-cell office:value-type="string" calcext:value-type="string">
            <text:p>1984-1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2516" calcext:value-type="float">
            <text:p>18.42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011201</text:p>
          </table:table-cell>
          <table:table-cell office:value-type="string" calcext:value-type="string">
            <text:p>1983-1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124" calcext:value-type="float">
            <text:p>17.54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011201</text:p>
          </table:table-cell>
          <table:table-cell office:value-type="string" calcext:value-type="string">
            <text:p>1982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364" calcext:value-type="float">
            <text:p>21.50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011201</text:p>
          </table:table-cell>
          <table:table-cell office:value-type="string" calcext:value-type="string">
            <text:p>1981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97672" calcext:value-type="float">
            <text:p>20.997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011201</text:p>
          </table:table-cell>
          <table:table-cell office:value-type="string" calcext:value-type="string">
            <text:p>1979-0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7088" calcext:value-type="float">
            <text:p>18.47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011201</text:p>
          </table:table-cell>
          <table:table-cell office:value-type="string" calcext:value-type="string">
            <text:p>1978-0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8024" calcext:value-type="float">
            <text:p>17.71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011201</text:p>
          </table:table-cell>
          <table:table-cell office:value-type="string" calcext:value-type="string">
            <text:p>1977-0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38648" calcext:value-type="float">
            <text:p>18.13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011201</text:p>
          </table:table-cell>
          <table:table-cell office:value-type="string" calcext:value-type="string">
            <text:p>1976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58688" calcext:value-type="float">
            <text:p>18.458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011201</text:p>
          </table:table-cell>
          <table:table-cell office:value-type="string" calcext:value-type="string">
            <text:p>1975-03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7336" calcext:value-type="float">
            <text:p>17.547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011201</text:p>
          </table:table-cell>
          <table:table-cell office:value-type="string" calcext:value-type="string">
            <text:p>1974-03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02" calcext:value-type="float">
            <text:p>16.84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011201</text:p>
          </table:table-cell>
          <table:table-cell office:value-type="string" calcext:value-type="string">
            <text:p>1973-03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6648" calcext:value-type="float">
            <text:p>17.376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011201</text:p>
          </table:table-cell>
          <table:table-cell office:value-type="string" calcext:value-type="string">
            <text:p>1972-03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7712" calcext:value-type="float">
            <text:p>17.507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011201</text:p>
          </table:table-cell>
          <table:table-cell office:value-type="string" calcext:value-type="string">
            <text:p>1971-04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33008" calcext:value-type="float">
            <text:p>18.733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011201</text:p>
          </table:table-cell>
          <table:table-cell office:value-type="string" calcext:value-type="string">
            <text:p>1970-03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3496" calcext:value-type="float">
            <text:p>17.303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011201</text:p>
          </table:table-cell>
          <table:table-cell office:value-type="string" calcext:value-type="string">
            <text:p>1969-03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68928" calcext:value-type="float">
            <text:p>16.56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011201</text:p>
          </table:table-cell>
          <table:table-cell office:value-type="string" calcext:value-type="string">
            <text:p>1968-0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58488" calcext:value-type="float">
            <text:p>16.85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011201</text:p>
          </table:table-cell>
          <table:table-cell office:value-type="string" calcext:value-type="string">
            <text:p>1967-0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6616" calcext:value-type="float">
            <text:p>15.59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011201</text:p>
          </table:table-cell>
          <table:table-cell office:value-type="string" calcext:value-type="string">
            <text:p>1966-03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4024" calcext:value-type="float">
            <text:p>16.19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011201</text:p>
          </table:table-cell>
          <table:table-cell office:value-type="string" calcext:value-type="string">
            <text:p>1965-0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8408" calcext:value-type="float">
            <text:p>16.21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011201</text:p>
          </table:table-cell>
          <table:table-cell office:value-type="string" calcext:value-type="string">
            <text:p>1964-03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664" calcext:value-type="float">
            <text:p>15.0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011201</text:p>
          </table:table-cell>
          <table:table-cell office:value-type="string" calcext:value-type="string">
            <text:p>1964-0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248" calcext:value-type="float">
            <text:p>16.03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011201</text:p>
          </table:table-cell>
          <table:table-cell office:value-type="string" calcext:value-type="string">
            <text:p>1963-0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6" calcext:value-type="float">
            <text:p>13.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011201</text:p>
          </table:table-cell>
          <table:table-cell office:value-type="string" calcext:value-type="string">
            <text:p>1962-03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2712" calcext:value-type="float">
            <text:p>11.79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011201</text:p>
          </table:table-cell>
          <table:table-cell office:value-type="string" calcext:value-type="string">
            <text:p>1961-03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96" calcext:value-type="float">
            <text:p>12.0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011201</text:p>
          </table:table-cell>
          <table:table-cell office:value-type="string" calcext:value-type="string">
            <text:p>1960-03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3064" calcext:value-type="float">
            <text:p>12.32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011201</text:p>
          </table:table-cell>
          <table:table-cell office:value-type="string" calcext:value-type="string">
            <text:p>1959-04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0912" calcext:value-type="float">
            <text:p>12.63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011201</text:p>
          </table:table-cell>
          <table:table-cell office:value-type="string" calcext:value-type="string">
            <text:p>1958-03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0224" calcext:value-type="float">
            <text:p>12.46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011201</text:p>
          </table:table-cell>
          <table:table-cell office:value-type="string" calcext:value-type="string">
            <text:p>1957-03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8272" calcext:value-type="float">
            <text:p>14.368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011201</text:p>
          </table:table-cell>
          <table:table-cell office:value-type="string" calcext:value-type="string">
            <text:p>1956-03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8696" calcext:value-type="float">
            <text:p>13.188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0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391" meta:object-count="0"/>
    <meta:user-defined meta:name="AppVersion">3.0</meta:user-defined>
  </office:meta>
</office:document-meta>
</file>